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rationAssertionGui.DurationAssertio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Assertio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urationAssertio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urationAssertio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urationAssertionGui.getDurationAttributes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AssertionGui.modifyTestElement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urationAssertio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rationAssertionGui.configure( Test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